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ounders_5f_list" style:display-name="founders_list" style:family="table">
      <style:table-properties style:width="6.6951in" table:align="margins"/>
    </style:style>
    <style:style style:name="founders_5f_list.A" style:display-name="founders_list.A" style:family="table-column">
      <style:table-column-properties style:column-width="0.3014in" style:rel-column-width="2950*"/>
    </style:style>
    <style:style style:name="founders_5f_list.B" style:display-name="founders_list.B" style:family="table-column">
      <style:table-column-properties style:column-width="2.2354in" style:rel-column-width="21884*"/>
    </style:style>
    <style:style style:name="founders_5f_list.C" style:display-name="founders_list.C" style:family="table-column">
      <style:table-column-properties style:column-width="4.1583in" style:rel-column-width="40701*"/>
    </style:style>
    <style:style style:name="founders_5f_list.A1" style:display-name="founders_list.A1" style:family="table-cell">
      <style:table-cell-properties fo:padding="0.0382in" fo:border-left="0.05pt solid #000000" fo:border-right="none" fo:border-top="0.05pt solid #000000" fo:border-bottom="0.05pt solid #000000"/>
    </style:style>
    <style:style style:name="founders_5f_list.C1" style:display-name="founders_list.C1" style:family="table-cell">
      <style:table-cell-properties fo:padding="0.0382in" fo:border="0.05pt solid #000000"/>
    </style:style>
    <style:style style:name="founders_5f_list.A2" style:display-name="founders_list.A2" style:family="table-cell">
      <style:table-cell-properties fo:padding="0.0382in" fo:border-left="0.05pt solid #000000" fo:border-right="none" fo:border-top="none" fo:border-bottom="0.05pt solid #000000"/>
    </style:style>
    <style:style style:name="founders_5f_list.C2" style:display-name="founders_list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Nimbus Sans L"/>
    </style:style>
    <style:style style:name="P2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3" style:family="paragraph" style:parent-style-name="Standard">
      <style:text-properties style:font-name="Nimbus Sans L" fo:font-size="8pt" style:text-underline-style="none" officeooo:rsid="0019d04a" officeooo:paragraph-rsid="003c42fc" style:font-size-asian="8pt" style:font-size-complex="8pt"/>
    </style:style>
    <style:style style:name="P4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5" style:family="paragraph" style:parent-style-name="Standard">
      <style:text-properties style:font-name="Nimbus Sans L" fo:font-size="12pt" officeooo:rsid="0020bac8" officeooo:paragraph-rsid="003c42fc" style:font-size-asian="12pt" style:font-size-complex="12pt"/>
    </style:style>
    <style:style style:name="P6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Nimbus Sans L" fo:font-size="12pt" style:text-underline-style="none" fo:font-weight="bold" officeooo:rsid="0019d04a" officeooo:paragraph-rsid="003e5436" style:font-size-asian="12pt" style:font-weight-asian="bold" style:font-size-complex="12pt" style:font-weight-complex="bold"/>
    </style:style>
    <style:style style:name="P9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paragraph-rsid="003c42fc" style:font-size-asian="12pt" style:font-weight-asian="normal" style:font-size-complex="12pt" style:font-weight-complex="normal"/>
    </style:style>
    <style:style style:name="P10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20bac8" officeooo:paragraph-rsid="003c42fc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Nimbus Sans L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Nimbus Sans L" fo:font-size="12pt" officeooo:rsid="003e5436" officeooo:paragraph-rsid="003e5436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Nimbus Sans L" fo:font-size="12pt" officeooo:rsid="00464b61" officeooo:paragraph-rsid="00464b61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Nimbus Sans L" fo:font-size="12pt" fo:font-weight="bold" officeooo:rsid="003e5436" officeooo:paragraph-rsid="003e5436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mbus Sans L" fo:font-size="12pt" fo:font-weight="bold" officeooo:rsid="003ff24b" officeooo:paragraph-rsid="003ff24b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Nimbus Sans L" fo:font-size="12pt" officeooo:rsid="0020bac8" officeooo:paragraph-rsid="0049ac1d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Nimbus Sans L" fo:font-size="12pt" officeooo:rsid="0020bac8" officeooo:paragraph-rsid="0049ac1d" style:font-size-asian="12pt" style:font-size-complex="12pt"/>
    </style:style>
    <style:style style:name="P18" style:family="paragraph" style:parent-style-name="Text_20_body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Nimbus Sans L" fo:font-size="12pt" fo:font-weight="bold" officeooo:paragraph-rsid="003c42fc" style:font-size-asian="12pt" style:font-weight-asian="bold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d04a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464b61"/>
    </style:style>
    <style:style style:name="T7" style:family="text">
      <style:text-properties fo:font-size="8pt" style:text-underline-style="none" fo:font-weight="bold" style:font-size-asian="8pt" style:font-weight-asian="bold" style:font-size-complex="8pt"/>
    </style:style>
    <style:style style:name="T8" style:family="text">
      <style:text-properties fo:font-size="8pt" style:text-underline-style="none" style:font-size-asian="8pt" style:font-size-complex="8pt"/>
    </style:style>
    <style:style style:name="T9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СПИСОК УЧРЕДИТЕЛЕЙ</text:p>
      <text:p text:style-name="P9">Первичной профсоюзной организации</text:p>
      <text:p text:style-name="P10">Белорусского Независимого профсоюза</text:p>
      <text:p text:style-name="P10"/>
      <text:p text:style-name="P16"><text:tab/>работников 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><text:span text:style-name="T7">(</text:span><text:span text:style-name="T8">полное название организации)</text:span></text:p>
      <text:p text:style-name="P7"/>
      <table:table table:name="founders_list" table:style-name="founders_5f_list">
        <table:table-column table:style-name="founders_5f_list.A"/>
        <table:table-column table:style-name="founders_5f_list.B"/>
        <table:table-column table:style-name="founders_5f_list.C"/>
        <table:table-row>
          <table:table-cell table:style-name="founders_5f_list.A1" office:value-type="string">
            <text:p text:style-name="P14">№</text:p>
          </table:table-cell>
          <table:table-cell table:style-name="founders_5f_list.A1" office:value-type="string">
            <text:p text:style-name="P8">Ф. И. О.</text:p>
          </table:table-cell>
          <table:table-cell table:style-name="founders_5f_list.C1" office:value-type="string">
            <text:p text:style-name="P15">Где и кем работает</text:p>
          </table:table-cell>
        </table:table-row>
        <table:table-row>
          <table:table-cell table:style-name="founders_5f_list.A2" office:value-type="string">
            <text:p text:style-name="P12">1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2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3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4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5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6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7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8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9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10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11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12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13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14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15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16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17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18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19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3">20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  <table:table-row>
          <table:table-cell table:style-name="founders_5f_list.A2" office:value-type="string">
            <text:p text:style-name="P12">2<text:span text:style-name="T6">1</text:span></text:p>
          </table:table-cell>
          <table:table-cell table:style-name="founders_5f_list.A2" office:value-type="string">
            <text:p text:style-name="P11"/>
          </table:table-cell>
          <table:table-cell table:style-name="founders_5f_list.C2" office:value-type="string">
            <text:p text:style-name="P11"/>
          </table:table-cell>
        </table:table-row>
      </table:table>
      <text:p text:style-name="P7"/>
      <text:p text:style-name="P7"/>
      <text:p text:style-name="P6"><text:span text:style-name="T3"><text:tab/></text:span><text:tab/><text:tab/><text:tab/></text:p>
      <text:p text:style-name="P2"><text:tab/><text:tab/>(дата)</text:p>
      <text:p text:style-name="P4"/>
      <text:p text:style-name="P5"><text:tab/>Председатель<text:tab/>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3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Nimbus Sans L"/>
    </style:style>
    <style:page-layout style:name="Mpm1">
      <style:page-layout-properties fo:page-width="8.2701in" fo:page-height="11.6902in" style:num-format="1" style:print-orientation="portrait" fo:margin-top="0.7874in" fo:margin-bottom="0.65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28:01.599354139</dc:date>
    <meta:editing-duration>PT1H8M2S</meta:editing-duration>
    <meta:editing-cycles>41</meta:editing-cycles>
    <meta:generator>LibreOffice/5.2.7.2$Linux_X86_64 LibreOffice_project/20m0$Build-2</meta:generator>
    <meta:document-statistic meta:table-count="1" meta:image-count="0" meta:object-count="0" meta:page-count="1" meta:paragraph-count="34" meta:word-count="48" meta:character-count="277" meta:non-whitespace-character-count="209"/>
  </office:meta>
</office:document-meta>
</file>